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0cb" officeooo:paragraph-rsid="001c70cb"/>
    </style:style>
    <style:style style:name="P2" style:family="paragraph" style:parent-style-name="Standard">
      <style:text-properties fo:font-size="26pt" fo:font-weight="bold" officeooo:rsid="001c70cb" officeooo:paragraph-rsid="001c70cb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1cb640" officeooo:paragraph-rsid="001cb6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eckliste für nach Psychiatrie Entlassung:</text:p>
      <text:p text:style-name="P1"/>
      <text:p text:style-name="P1"/>
      <text:p text:style-name="P1"/>
      <text:p text:style-name="P1">1. libpam-blue oder libusb installieren</text:p>
      <text:p text:style-name="P1">2. Wissen dass Pfisterer und Urs die Cyberterristen sind die mich überwachen und angreifen</text:p>
      <text:p text:style-name="P1">3. Wissen dass ich ev. wegen genau so listen in die Psychiatrie interniert wurde</text:p>
      <text:p text:style-name="P3">4. die “Deleted Scenes” wieder herstelle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07:45:19.491130025</meta:creation-date>
    <dc:date>2019-09-22T21:30:52.581959391</dc:date>
    <meta:editing-duration>PT23M23S</meta:editing-duration>
    <meta:editing-cycles>1</meta:editing-cycles>
    <meta:document-statistic meta:table-count="0" meta:image-count="0" meta:object-count="0" meta:page-count="1" meta:paragraph-count="5" meta:word-count="44" meta:character-count="293" meta:non-whitespace-character-count="254"/>
    <meta:generator>LibreOffice/6.2.6.2$Linux_X86_64 LibreOffice_project/20$Build-2</meta:generator>
  </office:meta>
</office:document-meta>
</file>